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Table1" table:style-name="ta1">
        <table:table-column table:style-name="co1" table:number-columns-repeated="1024" table:default-cell-style-name="ce1"/>
        <table:table-row table:style-name="ro2">
          <table:table-cell office:value-type="string">
            <text:p>Testentry1</text:p>
          </table:table-cell>
          <table:table-cell table:number-columns-repeated="2"/>
          <table:table-cell office:value-type="string">
            <text:p>Testentry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Testenty3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estentry 4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01.10.2011</text:date>, <text:time>14:08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initial-creator>rpri182</meta:initial-creator>
    <dc:creator>Konrad Renner</dc:creator>
    <meta:creation-date>2011-09-28T11:46:33Z</meta:creation-date>
    <dc:date>2011-10-01T14:08:33</dc:date>
    <meta:editing-duration>PT12S</meta:editing-duration>
    <meta:editing-cycles>1</meta:editing-cycles>
    <meta:document-statistic meta:table-count="3" meta:cell-count="4" meta:object-count="0"/>
  </office:meta>
</office:document-meta>
</file>